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2" style:family="table">
      <style:table-properties style:width="17.59cm" table:align="margins"/>
    </style:style>
    <style:style style:name="表格2.A" style:family="table-column">
      <style:table-column-properties style:column-width="2.6cm" style:rel-column-width="9686*"/>
    </style:style>
    <style:style style:name="表格2.B" style:family="table-column">
      <style:table-column-properties style:column-width="5.105cm" style:rel-column-width="19019*"/>
    </style:style>
    <style:style style:name="表格2.C" style:family="table-column">
      <style:table-column-properties style:column-width="2.849cm" style:rel-column-width="10613*"/>
    </style:style>
    <style:style style:name="表格2.D" style:family="table-column">
      <style:table-column-properties style:column-width="3.517cm" style:rel-column-width="13104*"/>
    </style:style>
    <style:style style:name="表格2.E" style:family="table-column">
      <style:table-column-properties style:column-width="3.519cm" style:rel-column-width="1311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757cm" fo:margin-left="0.822cm" table:align="left"/>
    </style:style>
    <style:style style:name="表格1.A" style:family="table-column">
      <style:table-column-properties style:column-width="5.027cm"/>
    </style:style>
    <style:style style:name="表格1.B" style:family="table-column">
      <style:table-column-properties style:column-width="5.874cm"/>
    </style:style>
    <style:style style:name="表格1.C" style:family="table-column">
      <style:table-column-properties style:column-width="5.85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032c" officeooo:paragraph-rsid="0021032c"/>
    </style:style>
    <style:style style:name="P2" style:family="paragraph" style:parent-style-name="Standard">
      <style:text-properties officeooo:rsid="0021032c" officeooo:paragraph-rsid="002255a2"/>
    </style:style>
    <style:style style:name="P3" style:family="paragraph" style:parent-style-name="Standard">
      <style:text-properties officeooo:paragraph-rsid="002255a2"/>
    </style:style>
    <style:style style:name="P4" style:family="paragraph" style:parent-style-name="Standard">
      <style:text-properties officeooo:rsid="002255a2" officeooo:paragraph-rsid="0024de16"/>
    </style:style>
    <style:style style:name="P5" style:family="paragraph" style:parent-style-name="Standard">
      <style:text-properties officeooo:paragraph-rsid="00249c02"/>
    </style:style>
    <style:style style:name="P6" style:family="paragraph" style:parent-style-name="Standard">
      <style:text-properties officeooo:rsid="0024de16" officeooo:paragraph-rsid="0024de16"/>
    </style:style>
    <style:style style:name="P7" style:family="paragraph" style:parent-style-name="Standard">
      <style:text-properties officeooo:rsid="002621d7" officeooo:paragraph-rsid="002621d7"/>
    </style:style>
    <style:style style:name="P8" style:family="paragraph" style:parent-style-name="Table_20_Contents">
      <style:paragraph-properties fo:text-align="center" style:justify-single-word="false"/>
      <style:text-properties officeooo:rsid="001e712d" officeooo:paragraph-rsid="002255a2"/>
    </style:style>
    <style:style style:name="P9" style:family="paragraph" style:parent-style-name="Table_20_Contents">
      <style:paragraph-properties fo:text-align="center" style:justify-single-word="false"/>
      <style:text-properties officeooo:rsid="001f2cf0" officeooo:paragraph-rsid="002255a2"/>
    </style:style>
    <style:style style:name="P10" style:family="paragraph" style:parent-style-name="Table_20_Contents">
      <style:paragraph-properties fo:text-align="center" style:justify-single-word="false"/>
      <style:text-properties officeooo:rsid="000ba6be" officeooo:paragraph-rsid="002255a2"/>
    </style:style>
    <style:style style:name="P11" style:family="paragraph" style:parent-style-name="Table_20_Contents">
      <style:paragraph-properties fo:text-align="center" style:justify-single-word="false"/>
      <style:text-properties officeooo:rsid="000c5229" officeooo:paragraph-rsid="002255a2"/>
    </style:style>
    <style:style style:name="P12" style:family="paragraph" style:parent-style-name="Table_20_Contents">
      <style:paragraph-properties fo:text-align="center" style:justify-single-word="false"/>
      <style:text-properties officeooo:rsid="0010371c" officeooo:paragraph-rsid="002255a2"/>
    </style:style>
    <style:style style:name="P13" style:family="paragraph" style:parent-style-name="Table_20_Contents">
      <style:paragraph-properties fo:text-align="center" style:justify-single-word="false"/>
      <style:text-properties officeooo:rsid="000ccc71" officeooo:paragraph-rsid="002255a2"/>
    </style:style>
    <style:style style:name="P14" style:family="paragraph" style:parent-style-name="Table_20_Contents">
      <style:paragraph-properties fo:text-align="center" style:justify-single-word="false"/>
      <style:text-properties officeooo:rsid="0010b675" officeooo:paragraph-rsid="002255a2"/>
    </style:style>
    <style:style style:name="P15" style:family="paragraph" style:parent-style-name="Table_20_Contents">
      <style:paragraph-properties fo:text-align="center" style:justify-single-word="false"/>
      <style:text-properties officeooo:rsid="000f129e" officeooo:paragraph-rsid="002255a2"/>
    </style:style>
    <style:style style:name="P16" style:family="paragraph" style:parent-style-name="Table_20_Contents">
      <style:paragraph-properties fo:text-align="center" style:justify-single-word="false"/>
      <style:text-properties officeooo:rsid="000f41e3" officeooo:paragraph-rsid="002255a2"/>
    </style:style>
    <style:style style:name="P17" style:family="paragraph" style:parent-style-name="Table_20_Contents">
      <style:paragraph-properties fo:text-align="center" style:justify-single-word="false"/>
      <style:text-properties officeooo:rsid="0017f7e8" officeooo:paragraph-rsid="002255a2"/>
    </style:style>
    <style:style style:name="P18" style:family="paragraph" style:parent-style-name="Table_20_Contents">
      <style:paragraph-properties fo:text-align="center" style:justify-single-word="false"/>
      <style:text-properties officeooo:rsid="001bcef1" officeooo:paragraph-rsid="002255a2"/>
    </style:style>
    <style:style style:name="P19" style:family="paragraph" style:parent-style-name="Table_20_Contents">
      <style:paragraph-properties fo:text-align="center" style:justify-single-word="false"/>
      <style:text-properties officeooo:rsid="0019843c" officeooo:paragraph-rsid="002255a2"/>
    </style:style>
    <style:style style:name="P20" style:family="paragraph" style:parent-style-name="Table_20_Contents">
      <style:paragraph-properties fo:text-align="center" style:justify-single-word="false"/>
      <style:text-properties officeooo:rsid="00167b68" officeooo:paragraph-rsid="002255a2"/>
    </style:style>
    <style:style style:name="P21" style:family="paragraph" style:parent-style-name="Table_20_Contents">
      <style:paragraph-properties fo:text-align="center" style:justify-single-word="false"/>
      <style:text-properties officeooo:rsid="001b052a" officeooo:paragraph-rsid="002255a2"/>
    </style:style>
    <style:style style:name="P22" style:family="paragraph" style:parent-style-name="Table_20_Contents">
      <style:paragraph-properties fo:text-align="center" style:justify-single-word="false"/>
      <style:text-properties officeooo:rsid="00130b36" officeooo:paragraph-rsid="002255a2"/>
    </style:style>
    <style:style style:name="P23" style:family="paragraph" style:parent-style-name="Table_20_Contents">
      <style:paragraph-properties fo:text-align="center" style:justify-single-word="false"/>
      <style:text-properties officeooo:rsid="001502eb" officeooo:paragraph-rsid="002255a2"/>
    </style:style>
    <style:style style:name="P24" style:family="paragraph" style:parent-style-name="Table_20_Contents">
      <style:paragraph-properties fo:text-align="center" style:justify-single-word="false"/>
      <style:text-properties officeooo:rsid="00124db4" officeooo:paragraph-rsid="002255a2"/>
    </style:style>
    <style:style style:name="P25" style:family="paragraph" style:parent-style-name="Table_20_Contents">
      <style:paragraph-properties fo:text-align="center" style:justify-single-word="false"/>
      <style:text-properties officeooo:rsid="001d4ffa" officeooo:paragraph-rsid="002255a2"/>
    </style:style>
    <style:style style:name="P26" style:family="paragraph" style:parent-style-name="Table_20_Contents">
      <style:paragraph-properties fo:text-align="center" style:justify-single-word="false"/>
      <style:text-properties officeooo:rsid="00130379" officeooo:paragraph-rsid="002255a2"/>
    </style:style>
    <style:style style:name="P27" style:family="paragraph" style:parent-style-name="Table_20_Contents">
      <style:paragraph-properties fo:text-align="center" style:justify-single-word="false"/>
      <style:text-properties officeooo:rsid="001dc3ca" officeooo:paragraph-rsid="002255a2"/>
    </style:style>
    <style:style style:name="P28" style:family="paragraph" style:parent-style-name="Table_20_Contents">
      <style:paragraph-properties fo:text-align="center" style:justify-single-word="false"/>
      <style:text-properties officeooo:rsid="00279ac4" officeooo:paragraph-rsid="00279ac4"/>
    </style:style>
    <style:style style:name="P29" style:family="paragraph" style:parent-style-name="Table_20_Contents">
      <style:paragraph-properties fo:text-align="center" style:justify-single-word="false"/>
      <style:text-properties officeooo:rsid="00282a10" officeooo:paragraph-rsid="00282a10"/>
    </style:style>
    <style:style style:name="P30" style:family="paragraph" style:parent-style-name="Table_20_Contents">
      <style:paragraph-properties fo:text-align="center" style:justify-single-word="false"/>
      <style:text-properties officeooo:rsid="00295ce8" officeooo:paragraph-rsid="00295ce8"/>
    </style:style>
    <style:style style:name="T1" style:family="text">
      <style:text-properties officeooo:rsid="000da9eb"/>
    </style:style>
    <style:style style:name="T2" style:family="text">
      <style:text-properties officeooo:rsid="0021032c"/>
    </style:style>
    <style:style style:name="T3" style:family="text">
      <style:text-properties officeooo:rsid="0026080c"/>
    </style:style>
    <style:style style:name="T4" style:family="text">
      <style:text-properties officeooo:rsid="00279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1. My laptop running Linux. Model name: Intel(R) Core(TM) i5-2410M CPU @ 2.30GHz</text:span></text:p>
      <text:p text:style-name="P1"/>
      <text:p text:style-name="P2">2.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10">Array Size</text:p>
          </table:table-cell>
          <table:table-cell table:style-name="表格2.A1" office:value-type="string">
            <text:p text:style-name="P10">Performing src assignment?</text:p>
          </table:table-cell>
          <table:table-cell table:style-name="表格2.A1" office:value-type="string">
            <text:p text:style-name="P10">App</text:p>
          </table:table-cell>
          <table:table-cell table:style-name="表格2.A1" office:value-type="string">
            <text:p text:style-name="P10">Time with I then J</text:p>
          </table:table-cell>
          <table:table-cell table:style-name="表格2.E1" office:value-type="string">
            <text:p text:style-name="P10">Time with J then I</text:p>
          </table:table-cell>
        </table:table-row>
        <table:table-row>
          <table:table-cell table:style-name="表格2.A2" table:number-rows-spanned="4" office:value-type="string">
            <text:p text:style-name="P10">2048</text:p>
          </table:table-cell>
          <table:table-cell table:style-name="表格2.A2" table:number-rows-spanned="4" office:value-type="string">
            <text:p text:style-name="P10">No</text:p>
          </table:table-cell>
          <table:table-cell table:style-name="表格2.A2" office:value-type="string">
            <text:p text:style-name="P10">Java</text:p>
          </table:table-cell>
          <table:table-cell table:style-name="表格2.A2" office:value-type="string">
            <text:p text:style-name="P11">0.27</text:p>
          </table:table-cell>
          <table:table-cell table:style-name="表格2.E2" office:value-type="string">
            <text:p text:style-name="P11">0.82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JavaInteger</text:p>
          </table:table-cell>
          <table:table-cell table:style-name="表格2.A2" office:value-type="string">
            <text:p text:style-name="P11">0.47</text:p>
          </table:table-cell>
          <table:table-cell table:style-name="表格2.E2" office:value-type="string">
            <text:p text:style-name="P11">1.48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C</text:p>
          </table:table-cell>
          <table:table-cell table:style-name="表格2.A2" office:value-type="string">
            <text:p text:style-name="P11">0.14</text:p>
          </table:table-cell>
          <table:table-cell table:style-name="表格2.E2" office:value-type="string">
            <text:p text:style-name="P11">1.08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Optimized C</text:p>
          </table:table-cell>
          <table:table-cell table:style-name="表格2.A2" office:value-type="string">
            <text:p text:style-name="P11">0.05</text:p>
          </table:table-cell>
          <table:table-cell table:style-name="表格2.E2" office:value-type="string">
            <text:p text:style-name="P11">1.04</text:p>
          </table:table-cell>
        </table:table-row>
        <table:table-row>
          <table:table-cell table:style-name="表格2.A2" table:number-rows-spanned="4" office:value-type="string">
            <text:p text:style-name="P10">2048</text:p>
          </table:table-cell>
          <table:table-cell table:style-name="表格2.A2" table:number-rows-spanned="4" office:value-type="string">
            <text:p text:style-name="P10">Yes</text:p>
          </table:table-cell>
          <table:table-cell table:style-name="表格2.A2" office:value-type="string">
            <text:p text:style-name="P10">Java</text:p>
          </table:table-cell>
          <table:table-cell table:style-name="表格2.A2" office:value-type="string">
            <text:p text:style-name="P12">0.33</text:p>
          </table:table-cell>
          <table:table-cell table:style-name="表格2.E2" office:value-type="string">
            <text:p text:style-name="P13">1.<text:span text:style-name="T1">68</text:span>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JavaInteger</text:p>
          </table:table-cell>
          <table:table-cell table:style-name="表格2.A2" office:value-type="string">
            <text:p text:style-name="P14">12.27</text:p>
          </table:table-cell>
          <table:table-cell table:style-name="表格2.E2" office:value-type="string">
            <text:p text:style-name="P15">17.52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C</text:p>
          </table:table-cell>
          <table:table-cell table:style-name="表格2.A2" office:value-type="string">
            <text:p text:style-name="P16">0.16</text:p>
          </table:table-cell>
          <table:table-cell table:style-name="表格2.E2" office:value-type="string">
            <text:p text:style-name="P13">1.43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Optimized C</text:p>
          </table:table-cell>
          <table:table-cell table:style-name="表格2.A2" office:value-type="string">
            <text:p text:style-name="P16">0.1</text:p>
          </table:table-cell>
          <table:table-cell table:style-name="表格2.E2" office:value-type="string">
            <text:p text:style-name="P13">1.<text:span text:style-name="T1">39</text:span></text:p>
          </table:table-cell>
        </table:table-row>
        <table:table-row>
          <table:table-cell table:style-name="表格2.A2" table:number-rows-spanned="4" office:value-type="string">
            <text:p text:style-name="P10">4096</text:p>
          </table:table-cell>
          <table:table-cell table:style-name="表格2.A2" table:number-rows-spanned="4" office:value-type="string">
            <text:p text:style-name="P10">No</text:p>
          </table:table-cell>
          <table:table-cell table:style-name="表格2.A2" office:value-type="string">
            <text:p text:style-name="P10">Java</text:p>
          </table:table-cell>
          <table:table-cell table:style-name="表格2.A2" office:value-type="string">
            <text:p text:style-name="P17">0.71</text:p>
          </table:table-cell>
          <table:table-cell table:style-name="表格2.E2" office:value-type="string">
            <text:p text:style-name="P18">2.06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JavaInteger</text:p>
          </table:table-cell>
          <table:table-cell table:style-name="表格2.A2" office:value-type="string">
            <text:p text:style-name="P19">0.95</text:p>
          </table:table-cell>
          <table:table-cell table:style-name="表格2.E2" office:value-type="string">
            <text:p text:style-name="P18">2.87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C</text:p>
          </table:table-cell>
          <table:table-cell table:style-name="表格2.A2" office:value-type="string">
            <text:p text:style-name="P20">0.54</text:p>
          </table:table-cell>
          <table:table-cell table:style-name="表格2.E2" office:value-type="string">
            <text:p text:style-name="P21">4.36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Optimized C</text:p>
          </table:table-cell>
          <table:table-cell table:style-name="表格2.A2" office:value-type="string">
            <text:p text:style-name="P17">0.24</text:p>
          </table:table-cell>
          <table:table-cell table:style-name="表格2.E2" office:value-type="string">
            <text:p text:style-name="P18">4.15</text:p>
          </table:table-cell>
        </table:table-row>
        <table:table-row>
          <table:table-cell table:style-name="表格2.A2" table:number-rows-spanned="4" office:value-type="string">
            <text:p text:style-name="P10">4096</text:p>
          </table:table-cell>
          <table:table-cell table:style-name="表格2.A2" table:number-rows-spanned="4" office:value-type="string">
            <text:p text:style-name="P10">Yes</text:p>
          </table:table-cell>
          <table:table-cell table:style-name="表格2.A2" office:value-type="string">
            <text:p text:style-name="P10">Java</text:p>
          </table:table-cell>
          <table:table-cell table:style-name="表格2.A2" office:value-type="string">
            <text:p text:style-name="P22">0.82</text:p>
          </table:table-cell>
          <table:table-cell table:style-name="表格2.E2" office:value-type="string">
            <text:p text:style-name="P8">2.32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JavaInteger</text:p>
          </table:table-cell>
          <table:table-cell table:style-name="表格2.A2" office:value-type="string">
            <text:p text:style-name="P23">206.71</text:p>
          </table:table-cell>
          <table:table-cell table:style-name="表格2.E2" office:value-type="string">
            <text:p text:style-name="P9">309.13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C</text:p>
          </table:table-cell>
          <table:table-cell table:style-name="表格2.A2" office:value-type="string">
            <text:p text:style-name="P24">0.63</text:p>
          </table:table-cell>
          <table:table-cell table:style-name="表格2.E2" office:value-type="string">
            <text:p text:style-name="P25">5.95</text:p>
          </table:table-cell>
        </table:table-row>
        <table:table-row>
          <table:covered-table-cell/>
          <table:covered-table-cell/>
          <table:table-cell table:style-name="表格2.A2" office:value-type="string">
            <text:p text:style-name="P10">Optimized C</text:p>
          </table:table-cell>
          <table:table-cell table:style-name="表格2.A2" office:value-type="string">
            <text:p text:style-name="P26">0.35</text:p>
          </table:table-cell>
          <table:table-cell table:style-name="表格2.E2" office:value-type="string">
            <text:p text:style-name="P27">5.90</text:p>
          </table:table-cell>
        </table:table-row>
      </table:table>
      <text:p text:style-name="P3"/>
      <text:p text:style-name="P4">3.</text:p>
      <text:p text:style-name="P4"><text:span text:style-name="T2"><text:tab/>(1) cacheExperiment.java uses variables of type int while cacheExperimentInteger.java uses <text:tab/>variables of type Integer.</text:span></text:p>
      <text:p text:style-name="P4"/>
      <text:p text:style-name="P6"><text:tab/>(2) <text:span text:style-name="T3">The times of Java and C in 2048-No (and also 4096-Yes and 4096-No), the time the Java <text:tab/>program cost was much shorter than the C programs. This surprised me since in theory, Java <text:tab/>should be slower than C when accessing two or more dimensional arrays when arrays are declared <text:tab/>directly (not declared in the order of one dimension after another).</text:span></text:p>
      <text:p text:style-name="P6"/>
      <text:p text:style-name="P7"><text:tab/>(3) <text:span text:style-name="T4">This is a correct optimization, since the programs actually have no effective results. Running <text:tab/>times of the programs given in the question are shown below:</text:span></text:p>
      <text:p text:style-name="P7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8">Optimized?</text:p>
          </table:table-cell>
          <table:table-cell table:style-name="表格1.A1" office:value-type="string">
            <text:p text:style-name="P28">Hello World</text:p>
          </table:table-cell>
          <table:table-cell table:style-name="表格1.C1" office:value-type="string">
            <text:p text:style-name="P28">Sum</text:p>
          </table:table-cell>
        </table:table-row>
        <table:table-row>
          <table:table-cell table:style-name="表格1.A2" office:value-type="string">
            <text:p text:style-name="P28">No</text:p>
          </table:table-cell>
          <table:table-cell table:style-name="表格1.A2" office:value-type="string">
            <text:p text:style-name="P30">Very Long Time, Not Finished</text:p>
          </table:table-cell>
          <table:table-cell table:style-name="表格1.C2" office:value-type="string">
            <text:p text:style-name="P30">Very Long Time, Not Finished</text:p>
          </table:table-cell>
        </table:table-row>
        <table:table-row>
          <table:table-cell table:style-name="表格1.A2" office:value-type="string">
            <text:p text:style-name="P28">Yes</text:p>
          </table:table-cell>
          <table:table-cell table:style-name="表格1.A2" office:value-type="string">
            <text:p text:style-name="P29">0</text:p>
          </table:table-cell>
          <table:table-cell table:style-name="表格1.C2" office:value-type="string">
            <text:p text:style-name="P30">Very Long Time, Not Finishe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2:43:49.306655948</meta:creation-date>
    <dc:date>2015-11-29T11:41:04.013538636</dc:date>
    <meta:editing-duration>PT5H58M17S</meta:editing-duration>
    <meta:editing-cycles>32</meta:editing-cycles>
    <meta:generator>LibreOffice/4.2.8.2$Linux_X86_64 LibreOffice_project/420m0$Build-2</meta:generator>
    <meta:document-statistic meta:table-count="2" meta:image-count="0" meta:object-count="0" meta:page-count="1" meta:paragraph-count="77" meta:word-count="214" meta:character-count="1170" meta:non-whitespace-character-count="1022"/>
  </office:meta>
</office:document-meta>
</file>